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5cm" fo:min-width="13cm" fo:padding-top="0.15cm" fo:padding-bottom="0.15cm" fo:padding-left="0.275cm" fo:padding-right="0.275cm"/>
    </style:style>
    <style:style style:name="gr2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4cm" fo:min-width="1.49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25cm" fo:min-width="0.5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2cm" fo:padding-top="0.125cm" fo:padding-bottom="0.125cm" fo:padding-left="0.25cm" fo:padding-right="0.25cm"/>
      <style:paragraph-properties style:writing-mode="lr-tb"/>
    </style:style>
    <style:style style:name="gr5" style:family="graphic" style:parent-style-name="measure" style:list-style-name="L1">
      <style:graphic-properties draw:textarea-vertical-align="middle" draw:line-distance="1.05cm"/>
      <style:paragraph-properties style:writing-mode="lr-tb"/>
    </style:style>
    <style:style style:name="gr6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gr7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gr8" style:family="graphic" style:parent-style-name="measure" style:list-style-name="L1">
      <style:graphic-properties draw:textarea-vertical-align="middle" draw:line-distance="1.658cm"/>
      <style:paragraph-properties style:writing-mode="lr-tb"/>
    </style:style>
    <style:style style:name="gr9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0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.5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7cm" fo:min-width="0cm" fo:padding-top="0.15cm" fo:padding-bottom="0.15cm" fo:padding-left="0.275cm" fo:padding-right="0.275cm"/>
      <style:paragraph-properties style:writing-mode="lr-tb"/>
    </style:style>
    <style:style style:name="gr12" style:family="graphic" style:parent-style-name="measure" style:list-style-name="L1">
      <style:graphic-properties draw:textarea-vertical-align="middle" draw:line-distance="0.3cm"/>
      <style:paragraph-properties style:writing-mode="lr-tb"/>
    </style:style>
    <style:style style:name="gr13" style:family="graphic" style:parent-style-name="standard">
      <style:graphic-properties svg:stroke-width="0cm" svg:stroke-color="#000000" draw:marker-start-width="0.215cm" draw:marker-end-width="0.215cm" draw:fill="none" draw:textarea-horizontal-align="justify" draw:textarea-vertical-align="middle" draw:auto-grow-height="false" fo:min-height="0.75cm" fo:min-width="13cm" fo:padding-top="0.125cm" fo:padding-bottom="0.125cm" fo:padding-left="0.25cm" fo:padding-r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 style:writing-mode="lr-tb"/>
      <style:text-properties fo:font-size="8pt"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="none"/>
      <style:paragraph-properties fo:text-align="center" style:writing-mode="lr-tb"/>
      <style:text-properties fo:font-size="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="none"/>
      <style:paragraph-properties fo:text-align="center"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/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3cm" svg:y="6cm">
          <text:p text:style-name="P2"><text:span text:style-name="T1">Prot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3.5cm 7cm)">
          <text:p text:style-name="P4"><text:span text:style-name="T2">Hop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cm" svg:height="1cm" svg:x="14cm" svg:y="6cm">
          <text:p text:style-name="P2"><text:span text:style-name="T1">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3cm 7cm)">
          <text:p text:style-name="P4"><text:span text:style-name="T2">Hop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2.5cm 7cm)">
          <text:p text:style-name="P4"><text:span text:style-name="T2">Hop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2cm 7cm)">
          <text:p text:style-name="P4"><text:span text:style-name="T2">Hop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1.5cm 7cm)">
          <text:p text:style-name="P4"><text:span text:style-name="T2">Hop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1cm 7cm)">
          <text:p text:style-name="P4"><text:span text:style-name="T2">Hop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0.5cm 7cm)">
          <text:p text:style-name="P4"><text:span text:style-name="T2">Hop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10cm 7cm)">
          <text:p text:style-name="P4"><text:span text:style-name="T2">Hop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9.5cm 7cm)">
          <text:p text:style-name="P4"><text:span text:style-name="T2">Hop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9cm 7cm)">
          <text:p text:style-name="P4"><text:span text:style-name="T2">Hop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8.5cm 7cm)">
          <text:p text:style-name="P4"><text:span text:style-name="T2">Hop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8cm 7cm)">
          <text:p text:style-name="P4"><text:span text:style-name="T2">Hop 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cm" svg:height="0.5cm" draw:transform="rotate (1.5707963267949) translate (5cm 7cm)">
          <text:p text:style-name="P4"><text:span text:style-name="T2">Hop 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5cm" svg:height="1cm" svg:x="5.5cm" svg:y="6cm">
          <text:p text:style-name="P6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" draw:text-style-name="P8" draw:layer="measurelines" svg:x1="3cm" svg:y1="6cm" svg:x2="5cm" svg:y2="6cm">
          <text:p text:style-name="P8"><text:span text:style-name="T4">4b</text:span></text:p>
        </draw:measure>
        <draw:measure draw:style-name="gr6" draw:text-style-name="P8" draw:layer="layout" svg:x1="8.001cm" svg:y1="6cm" svg:x2="8.5cm" svg:y2="6cm">
          <text:p text:style-name="P8"><text:span text:style-name="T4">1b</text:span></text:p>
        </draw:measure>
        <draw:measure draw:style-name="gr7" draw:text-style-name="P8" draw:layer="layout" svg:x1="14cm" svg:y1="6cm" svg:x2="16.5cm" svg:y2="6cm">
          <text:p text:style-name="P8"><text:span text:style-name="T4">5b</text:span></text:p>
        </draw:measure>
        <draw:measure draw:style-name="gr8" draw:text-style-name="P8" draw:layer="layout" svg:x1="3cm" svg:y1="5.858cm" svg:x2="16.5cm" svg:y2="5.858cm">
          <text:p text:style-name="P8"><text:span text:style-name="T4">32b</text:span></text:p>
        </draw:measure>
        <draw:custom-shape draw:style-name="gr4" draw:text-style-name="P10" draw:layer="layout" svg:width="2.5cm" svg:height="1cm" svg:x="14cm" svg:y="7cm">
          <text:p text:style-name="P9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5cm" svg:height="1cm" svg:x="12.5cm" svg:y="7cm">
          <text:p text:style-name="P11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.5cm" svg:height="1cm" svg:x="5.5cm" svg:y="7cm">
          <text:p text:style-name="P1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cm" svg:height="1cm" svg:x="3cm" svg:y="7cm">
          <text:p text:style-name="P9"><text:span text:style-name="T5">4'b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5cm" svg:height="1cm" svg:x="13cm" svg:y="7cm">
          <text:p text:style-name="P11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13.5cm" svg:y="7cm">
          <text:p text:style-name="P11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12cm" svg:y="7cm">
          <text:p text:style-name="P11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10.5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11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11.5cm" svg:y="7cm">
          <text:p text:style-name="P11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10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8.5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9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9.5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8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5cm" svg:y="7cm">
          <text:p text:style-name="P11"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5cm" svg:height="1cm" svg:x="2.5cm" svg:y="6cm">
          <text:p text:style-name="P13"><text:span text:style-name="T7">Lst</text:span></text:p>
          <text:p text:style-name="P13"><text:span text:style-name="T7">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2.5cm" svg:y="7cm">
          <text:p text:style-name="P11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2" draw:text-style-name="P8" draw:layer="layout" svg:x1="2.5cm" svg:y1="6cm" svg:x2="3.001cm" svg:y2="6cm">
          <text:p text:style-name="P8"><text:span text:style-name="T4">1b</text:span></text:p>
        </draw:measure>
        <draw:custom-shape draw:style-name="gr13" draw:text-style-name="P12" draw:layer="layout" svg:width="13.5cm" svg:height="1cm" svg:x="3cm" svg:y="8cm">
          <text:p text:style-name="P11"><text:span text:style-name="T6">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2.5cm" svg:y="8cm">
          <text:p text:style-name="P11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3.5cm" svg:height="1cm" svg:x="3cm" svg:y="9cm">
          <text:p text:style-name="P1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2.5cm" svg:y="9cm">
          <text:p text:style-name="P11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3.5cm" svg:height="1cm" svg:x="3cm" svg:y="10cm">
          <text:p text:style-name="P11"><text:span text:style-name="T6">Last Pay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5cm" svg:height="1cm" svg:x="2.5cm" svg:y="10cm">
          <text:p text:style-name="P11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christophe </meta:initial-creator>
    <meta:creation-date>2016-08-20T11:39:09.881667938</meta:creation-date>
    <dc:date>2020-02-16T16:25:39.036411197</dc:date>
    <meta:editing-duration>PT22H43M21S</meta:editing-duration>
    <meta:editing-cycles>12</meta:editing-cycles>
    <meta:generator>LibreOffice/6.3.4.2.0$Linux_X86_64 LibreOffice_project/30$Build-2</meta:generator>
    <meta:document-statistic meta:object-count="46"/>
  </office:meta>
</office:document-meta>
</file>